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ubtitle">
      <style:text-properties officeooo:rsid="0018b8d3" officeooo:paragraph-rsid="0018b8d3"/>
    </style:style>
    <style:style style:name="P4" style:family="paragraph" style:parent-style-name="Text_20_body">
      <style:text-properties officeooo:paragraph-rsid="001b9c0b"/>
    </style:style>
    <style:style style:name="P5" style:family="paragraph" style:parent-style-name="Text_20_body">
      <style:text-properties officeooo:paragraph-rsid="0021ebd4"/>
    </style:style>
    <style:style style:name="P6" style:family="paragraph" style:parent-style-name="Title">
      <style:text-properties officeooo:rsid="0018b8d3" officeooo:paragraph-rsid="0018b8d3"/>
    </style:style>
    <style:style style:name="P7" style:family="paragraph" style:parent-style-name="Heading_20_1">
      <style:paragraph-properties fo:break-before="page"/>
      <style:text-properties officeooo:rsid="001b9c0b" officeooo:paragraph-rsid="001b9c0b"/>
    </style:style>
    <style:style style:name="P8" style:family="paragraph" style:parent-style-name="Heading_20_1">
      <style:paragraph-properties fo:break-before="page"/>
      <style:text-properties officeooo:rsid="001d997a" officeooo:paragraph-rsid="001d997a"/>
    </style:style>
    <style:style style:name="P9" style:family="paragraph" style:parent-style-name="Heading_20_1">
      <style:paragraph-properties fo:break-before="page"/>
      <style:text-properties officeooo:rsid="00233188" officeooo:paragraph-rsid="00233188"/>
    </style:style>
    <style:style style:name="P10" style:family="paragraph" style:parent-style-name="Heading_20_1">
      <style:paragraph-properties fo:break-before="page"/>
      <style:text-properties officeooo:paragraph-rsid="00233188"/>
    </style:style>
    <style:style style:name="P11" style:family="paragraph" style:parent-style-name="Heading_20_2">
      <style:text-properties officeooo:rsid="00207dd8" officeooo:paragraph-rsid="00207dd8"/>
    </style:style>
    <style:style style:name="P12" style:family="paragraph" style:parent-style-name="Heading_20_2">
      <style:text-properties officeooo:rsid="00233188" officeooo:paragraph-rsid="00233188"/>
    </style:style>
    <style:style style:name="P13" style:family="paragraph" style:parent-style-name="Heading_20_2">
      <style:text-properties officeooo:paragraph-rsid="00233188"/>
    </style:style>
    <style:style style:name="P14" style:family="paragraph" style:parent-style-name="Text_20_body">
      <style:text-properties officeooo:paragraph-rsid="00207dd8"/>
    </style:style>
    <style:style style:name="P15" style:family="paragraph" style:parent-style-name="Text_20_body">
      <style:text-properties officeooo:paragraph-rsid="00233188"/>
    </style:style>
    <style:style style:name="T1" style:family="text">
      <style:text-properties officeooo:rsid="0023318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chnisch Ontwerp</text:p>
      <text:p text:style-name="P3">Dr. Doctor vs. Corona</text:p>
      <text:h text:style-name="P7" text:outline-level="1"><text:bookmark-start text:name="__RefHeading___Toc2154_4149588968"/>Inhoudsopgave<text:bookmark-end text:name="__RefHeading___Toc2154_414958896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2154_4149588968" text:style-name="Index_20_Link" text:visited-style-name="Index_20_Link">Inhoudsopgave<text:tab/>2</text:a></text:p>
          <text:p text:style-name="P2"><text:a xlink:type="simple" xlink:href="#__RefHeading___Toc2156_4149588968" text:style-name="Index_20_Link" text:visited-style-name="Index_20_Link">Inleiding<text:tab/>3</text:a></text:p>
        </text:index-body>
      </text:table-of-content>
      <text:p text:style-name="P4"/>
      <text:h text:style-name="P8" text:outline-level="1"><text:bookmark-start text:name="__RefHeading___Toc2156_4149588968"/>Inleiding<text:bookmark-end text:name="__RefHeading___Toc2156_4149588968"/></text:h>
      <text:h text:style-name="P11" text:outline-level="2">Over dit document</text:h>
      <text:p text:style-name="P5">Het doel van het technisch ontwerp is om inzicht te krijgen in de verschillende technieken die gebruikt gaan worden bij ontwikkelen van de gevraagde software. Daarnaast zal er een duidelijk beeld worden geschetst hoe de verschillende technieken met elkaar verbonden zijn. </text:p>
      <text:p text:style-name="P5">Dit document is voor deze opdracht gemaakt zodat eenieder die betrokken gaat worden bij dit project makkelijk zijn weg zal vinden in de al bestaande architectuur en softwarefuncties.</text:p>
      <text:h text:style-name="P11" text:outline-level="2">Over het project</text:h>
      <text:p text:style-name="P14"/>
      <text:h text:style-name="P9" text:outline-level="1">Applicatiecomponenten</text:h>
      <text:p text:style-name="P15"/>
      <text:h text:style-name="P10" text:outline-level="1"><text:span text:style-name="T1">Application flow</text:span></text:h>
      <text:h text:style-name="P12" text:outline-level="2">Functie 1</text:h>
      <text:h text:style-name="P10" text:outline-level="1"><text:span text:style-name="T1">Activity diagrams</text:span></text:h>
      <text:h text:style-name="P13" text:outline-level="2"><text:span text:style-name="T1">Functie 1</text:span></text:h>
      <text:p text:style-name="P15"/>
      <text:h text:style-name="P9" text:outline-level="1">User Interface Design</text:h>
      <text:h text:style-name="P13" text:outline-level="2"><text:span text:style-name="T1">Scherm 1</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2T14:08:34.177547856</meta:creation-date>
    <meta:generator>LibreOffice/7.0.0.3$Linux_X86_64 LibreOffice_project/00$Build-3</meta:generator>
    <dc:date>2020-10-17T16:57:54.439925576</dc:date>
    <meta:editing-duration>PT5M53S</meta:editing-duration>
    <meta:editing-cycles>9</meta:editing-cycles>
    <meta:document-statistic meta:table-count="0" meta:image-count="0" meta:object-count="0" meta:page-count="7" meta:paragraph-count="18" meta:word-count="102" meta:character-count="675" meta:non-whitespace-character-count="590"/>
  </office:meta>
</office:document-meta>
</file>